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style:text-autospace="none" fo:text-align="justify" fo:line-height="150%" fo:margin-left="2.6583in">
        <style:tab-stops/>
      </style:paragraph-properties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2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5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6" style:parent-style-name="Fonteparág.padrão" style:family="text">
      <style:text-properties style:font-name="Arial" style:font-name-complex="Arial" fo:letter-spacing="-0.0027in"/>
    </style:style>
    <style:style style:name="P27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2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29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1" style:parent-style-name="Fonteparág.padrão" style:family="text">
      <style:text-properties style:font-name="Arial" style:font-name-complex="Arial" fo:letter-spacing="-0.0027in"/>
    </style:style>
    <style:style style:name="T32" style:parent-style-name="Fonteparág.padrão" style:family="text">
      <style:text-properties style:font-name="Arial" style:font-name-complex="Arial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T51" style:parent-style-name="Fonteparág.padrão" style:family="text">
      <style:text-properties style:font-name="Arial" style:font-name-complex="Arial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T53" style:parent-style-name="Fonteparág.padrão" style:family="text">
      <style:text-properties style:font-name="Arial" style:font-name-complex="Arial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margin-left="0.6895in" fo:text-indent="0.4916in">
        <style:tab-stops/>
      </style:paragraph-properties>
    </style:style>
    <style:style style:name="T58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9" style:parent-style-name="Fonteparág.padrão" style:family="text"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2" style:parent-style-name="Fonteparág.padrão" style:family="text"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T108" style:parent-style-name="Fonteparág.padrão" style:family="text">
      <style:text-properties style:font-name="Arial" style:font-name-complex="Arial" fo:letter-spacing="-0.0027in"/>
    </style:style>
    <style:style style:name="T109" style:parent-style-name="Fonteparág.padrão" style:family="text">
      <style:text-properties style:font-name="Arial" style:font-name-complex="Arial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P11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1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18" style:parent-style-name="Fonteparág.padrão" style:family="text">
      <style:text-properties style:font-name="Arial" style:font-name-complex="Arial" fo:letter-spacing="-0.0027in"/>
    </style:style>
    <style:style style:name="T119" style:parent-style-name="Fonteparág.padrão" style:family="text">
      <style:text-properties style:font-name="Arial" style:font-name-complex="Arial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T121" style:parent-style-name="Fonteparág.padrão" style:family="text">
      <style:text-properties style:font-name="Arial" style:font-name-complex="Arial" fo:letter-spacing="-0.0027in"/>
    </style:style>
    <style:style style:name="T122" style:parent-style-name="Fonteparág.padrão" style:family="text">
      <style:text-properties style:font-name="Arial" style:font-name-complex="Arial" fo:letter-spacing="-0.0027in"/>
    </style:style>
    <style:style style:name="T123" style:parent-style-name="Fonteparág.padrão" style:family="text">
      <style:text-properties style:font-name="Arial" style:font-name-complex="Arial" fo:letter-spacing="-0.0027in"/>
    </style:style>
    <style:style style:name="T124" style:parent-style-name="Fonteparág.padrão" style:family="text">
      <style:text-properties style:font-name="Arial" style:font-name-complex="Arial" fo:letter-spacing="-0.0027in"/>
    </style:style>
    <style:style style:name="T125" style:parent-style-name="Fonteparág.padrão" style:family="text">
      <style:text-properties style:font-name="Arial" style:font-name-complex="Arial" fo:letter-spacing="-0.0027in"/>
    </style:style>
    <style:style style:name="T126" style:parent-style-name="Fonteparág.padrão" style:family="text">
      <style:text-properties style:font-name="Arial" style:font-name-complex="Arial" fo:letter-spacing="-0.0027in"/>
    </style:style>
    <style:style style:name="T127" style:parent-style-name="Fonteparág.padrão" style:family="text">
      <style:text-properties style:font-name="Arial" style:font-name-complex="Arial" fo:letter-spacing="-0.0027in"/>
    </style:style>
    <style:style style:name="P128" style:parent-style-name="Normal" style:family="paragraph">
      <style:paragraph-properties fo:text-align="justify" fo:margin-top="0.0833in" fo:line-height="150%" fo:text-indent="1.9687in">
        <style:tab-stops>
          <style:tab-stop style:type="left" style:position="2.7562in"/>
        </style:tab-stops>
      </style:paragraph-properties>
      <style:text-properties style:font-name="Arial" style:font-name-complex="Arial"/>
    </style:style>
    <style:style style:name="P129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0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1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2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4" style:parent-style-name="SemEspaçamento" style:family="paragraph">
      <style:paragraph-properties fo:text-align="justify" fo:line-height="115%" fo:margin-right="2.9875in"/>
    </style:style>
    <style:style style:name="T14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4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7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4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49" style:parent-style-name="SemEspaçamento" style:family="paragraph">
      <style:paragraph-properties fo:text-align="center" fo:line-height="115%" fo:margin-right="2.9875in"/>
    </style:style>
    <style:style style:name="T15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>PORTARIA Nº 3.198, DE<text:s/>10<text:s/>DE AGOSTO<text:s/>DE 2021</text:p>
      <text:p text:style-name="P8"/>
      <text:p text:style-name="P9"><text:span text:style-name="T10">Designa<text:s/></text:span><text:span text:style-name="T11">Gestor e<text:s/></text:span><text:span text:style-name="T12">Fiscal do Contrato</text:span><text:span text:style-name="T13"><text:s/>nº<text:s/></text:span><text:span text:style-name="T14">0</text:span><text:span text:style-name="T15">2</text:span><text:span text:style-name="T16">7</text:span><text:span text:style-name="T17"><text:s/></text:span><text:span text:style-name="T18">/2021, Processo de Compras nº<text:s/></text:span><text:span text:style-name="T19">208</text:span><text:span text:style-name="T20">/2021</text:span><text:span text:style-name="T21">.</text:span></text:p>
      <text:p text:style-name="P22"/>
      <text:p text:style-name="P23"><text:span text:style-name="T24">IVAIR NUNES PEREIRA</text:span><text:span text:style-name="T25">,<text:s/></text:span><text:span text:style-name="T26">Presidente do Departamento de Águas e Esgotos de Valinhos, no uso das atribuições que lhe são conferidas por Lei;</text:span></text:p>
      <text:p text:style-name="P27"/>
      <text:p text:style-name="P28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,<text:s/>resolve:</text:p>
      <text:p text:style-name="P29"><text:bookmark-start text:name="_Hlk66793020"/><text:span text:style-name="T30">Art. 1º</text:span><text:span text:style-name="T31"><text:s/>Designar os servidores abaixo relacionados como Gestor e Fiscal do Termo de Contrato<text:s/></text:span><text:span text:style-name="T32">de<text:s/></text:span><text:span text:style-name="T33">nº<text:s/></text:span><text:span text:style-name="T34">0</text:span><text:span text:style-name="T35">2</text:span><text:span text:style-name="T36">7</text:span><text:span text:style-name="T37">/2021, cujo objeto é</text:span><text:span text:style-name="T38"><text:s/></text:span><text:span text:style-name="T39">a contratação de empresa especializada<text:s/></text:span><text:span text:style-name="T40">para a</text:span><text:span text:style-name="T41"><text:s/>prestação de serviços<text:s/></text:span><text:span text:style-name="T42">e fornecimentos de links, pelo período de 12 ( doze) meses, podendo ser prorrogado por iguais períodos, descritos através do link principal, link secundário <text:s/>e Link Móvel com roteador, conforme termo de referência</text:span><text:span text:style-name="T43">,</text:span><text:span text:style-name="T44"><text:s/>bem como a</text:span><text:span text:style-name="T45">s</text:span><text:span text:style-name="T46"><text:s/></text:span><text:span text:style-name="T47">respectivas<text:s/></text:span><text:span text:style-name="T48">publicaç</text:span><text:span text:style-name="T49">ões</text:span><text:span text:style-name="T50"><text:s/>de seu</text:span><text:span text:style-name="T51">s</text:span><text:span text:style-name="T52"><text:s/>extrato</text:span><text:span text:style-name="T53">s</text:span><text:span text:style-name="T54"><text:s/>no Diário Oficial do Município.</text:span></text:p>
      <text:p text:style-name="P55">I. Servidor:<text:s/>Aluísio José Mamprin Brunello<text:s/>– matrícula<text:s/>1377, portador do CPF sob nº<text:s/>269.196.248-26; na qualidade de Gestor do contrato; e</text:p>
      <text:p text:style-name="P56"><text:bookmark-end text:name="_Hlk66793020"/>II. Servidor:<text:s/>Mirtes Guirardello Iamarino<text:s/>– matrícula<text:s/>905, portador do CPF sob nº<text:s/>158.460.778-54; na qualidade de Fiscal do contrato.</text:p>
      <text:p text:style-name="P57"><text:span text:style-name="T58">Art. 2º</text:span><text:span text:style-name="T59"><text:s/>Ao Gestor do contrato caberá as seguintes atribuições:</text:span></text:p>
      <text:p text:style-name="P60">I. coordenar e auxiliar o Fiscal do contrato nos procedimentos de acompanhamento da execução contratual e na forma de apresentação dos documentos exigíveis para pagamento mensal ou eventual;<text:s/></text:p>
      <text:p text:style-name="P61">II. manter em sua unidade cópia do contrato e de suas atualizações e disponibilizá-la aos fiscais para conhecimento das regras estabelecidas, com vistas à devida e adequada gestão e fiscalização do contrato;<text:s/></text:p>
      <text:p text:style-name="P62">III. receber, manifestar-se e dar o encaminhamento devido a dúvidas ou questionamentos feitos pela contratada e pela fiscalização, centralizando as informações;<text:s/></text:p>
      <text:p text:style-name="P63">IV. zelar pelo fiel cumprimento do objeto contratado sob sua supervisão e, sempre que requerido, submeter previamente à deliberação da Presidência pedido de alteração;<text:s/></text:p>
      <text:p text:style-name="P64">V. controlar o prazo de vigência do contrato para que a execução seja tempestiva;<text:s/></text:p>
      <text:p text:style-name="P65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66">VII. encaminhar à Autoridade Competente, no prazo de 90 (noventa) dias do vencimento do contrato, o pedido devidamente justificado de prorrogação de vigência, quando for o<text:s/><text:soft-page-break/>caso, acompanhado da anuência da contratada, pesquisa de mercado e avaliação dos resultados obtidos que comprovem a necessidade e a vantagem econômica da contratação, ou nova requisição de compras/serviços para abertura de procedimento licitatório;<text:s/></text:p>
      <text:p text:style-name="P67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68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69">X. encaminhar à Autoridade Competente a decisão de providências relativas ao contrato que ultrapassarem a sua competência/atribuição, para a adoção tempestiva das medidas cabíveis.<text:s/></text:p>
      <text:p text:style-name="P70"><text:span text:style-name="T71">Art. 3º</text:span><text:span text:style-name="T72"><text:s/>Ao Fiscal do contrato caberá as seguintes atribuições:</text:span></text:p>
      <text:p text:style-name="P73">I. analisar os documentos apresentados para pagamento, conferi-los com as condições estabelecidas no contrato e atestar a Nota Fiscal ou enviar Notificação para contratada para regularização de impropriedade constatada;<text:s/></text:p>
      <text:p text:style-name="P74">II. acompanhar o saldo das notas de empenho e, quando necessário, requerer os respectivos reforços, mantendo o Departamento Financeiro informado acerca dos pagamentos eventualmente pendentes;<text:s/></text:p>
      <text:p text:style-name="P75">III. emitir ordens de serviço/fornecimento e solicitar à contratada a correção de pendências constatadas na execução do contrato;<text:s/></text:p>
      <text:p text:style-name="P76">IV. avaliar eventuais atrasos nos prazos de entrega ou ocorrências que possam gerar dificuldades à conclusão do objeto contratado e submetê-las ao Gestor do contrato para envio à autoridade superior para deliberação;<text:s/></text:p>
      <text:p text:style-name="P77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78">VI. anotar, em processo específico, quando autuado para esse fim, todas as ocorrências relativas à execução do contrato;<text:s/></text:p>
      <text:p text:style-name="P79">VII registrar e informar ao gestor as atividades desempenhadas e todas as pendências constatadas na execução do contrato;<text:s/></text:p>
      <text:p text:style-name="P80">VIII. manifestar-se acerca de solicitação da contratada para prorrogação da execução/entrega do objeto contratual, submetendo ao gestor com vistas à deliberação da Presidência;<text:s/></text:p>
      <text:p text:style-name="P81">IX. receber provisoriamente e definitivamente, as aquisições ou serviços de acordo com as regras contratuais;<text:s/></text:p>
      <text:p text:style-name="P82">X. apresentar relatórios que subsidiem o ateste da nota fiscal pelo Fiscal do contrato;<text:s/></text:p>
      <text:p text:style-name="P83">XI. informar ao Gestor eventual incapacidade técnica da empresa na execução contratual;<text:s/></text:p>
      <text:soft-page-break/>
      <text:p text:style-name="P84">XII. propor ao Gestor, na hipótese de descumprimento contratual, a aplicação de sanções à contratada de acordo com as regras estabelecidas no ato convocatório e/ou contrato;<text:s/></text:p>
      <text:p text:style-name="P85">XIII. elaborar, quando exigido, relatórios, laudos e pareceres das atividades de fiscalização técnica da execução do contrato;<text:s/></text:p>
      <text:p text:style-name="P86">XIV.<text:s/>devolver, mediante justificativa e notificação formal, nota fiscal apresentada pela contratada quando for observada irregularidade que inviabilize o ateste e pagamento do serviço/fornecimento prestado;<text:s/></text:p>
      <text:p text:style-name="P87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88">XVI. controlar os pagamentos efetuados em ordem cronológica, anexando aos autos do processo as notas fiscais e documentos exigidos em contrato, e observar o saldo contratual com auxílio da unidade de orçamento;<text:s/></text:p>
      <text:p text:style-name="P89">XVII. encaminhar o processo de contratação ao Gestor do Contrato, quando houver solicitação de repactuação, reajuste, reequilíbrio, acréscimos/supressões e prorrogação, observado o prazo de vigência contratual;<text:s/></text:p>
      <text:p text:style-name="P90">XVIII. acompanhar a garantia contratual e propor ao Gestor do Contrato, quando terminar a vigência do contrato e desde que não haja pendência, a liberação da garantia contratual em favor da contratada, se for o caso;<text:s/></text:p>
      <text:p text:style-name="P91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92">XX. informar ao gestor do contrato a execução dos saldos empenhados e as questões previdenciárias, trabalhistas e fiscais; e</text:p>
      <text:p text:style-name="P93">XXI. desenvolver outras atribuições oriundas das cláusulas e especificidades contratuais.<text:s/></text:p>
      <text:p text:style-name="P94"><text:span text:style-name="T95">Art. 4º</text:span><text:span text:style-name="T96"><text:s/>Esta Portaria entra em vigor na data de sua publicação, retroagindo seus efeitos a<text:s/></text:span><text:span text:style-name="T97">2</text:span><text:span text:style-name="T98">1</text:span><text:span text:style-name="T99"><text:s/>de jul</text:span><text:span text:style-name="T100">h</text:span><text:span text:style-name="T101">o</text:span><text:span text:style-name="T102"><text:s/>de 2021</text:span><text:span text:style-name="T103">,<text:s/></text:span><text:span text:style-name="T104">data de assinatura do</text:span><text:span text:style-name="T105">s</text:span><text:span text:style-name="T106"><text:s/>termo</text:span><text:span text:style-name="T107">s</text:span><text:span text:style-name="T108"><text:s/>contratua</text:span><text:span text:style-name="T109">is</text:span><text:span text:style-name="T110">, respectivamente a</text:span><text:span text:style-name="T111">os termos de credenciamentos nº</text:span><text:span text:style-name="T112"><text:s/>0</text:span><text:span text:style-name="T113">2</text:span><text:span text:style-name="T114">7</text:span><text:span text:style-name="T115">/2021.</text:span></text:p>
      <text:p text:style-name="P116"><text:span text:style-name="T117">Art. 5º</text:span><text:span text:style-name="T118"><text:s/>Esta Portaria integra o Processo de Compras nº<text:s/></text:span><text:span text:style-name="T119">208</text:span><text:span text:style-name="T120">/2021</text:span><text:span text:style-name="T121"><text:s/>e Termo</text:span><text:span text:style-name="T122">s</text:span><text:span text:style-name="T123"><text:s/>de Contrato nº<text:s/></text:span><text:span text:style-name="T124">02</text:span><text:span text:style-name="T125">7</text:span><text:span text:style-name="T126">/</text:span><text:span text:style-name="T127">2021.</text:span></text:p>
      <text:p text:style-name="P128">Valinhos,<text:s/>10<text:s/>de agosto<text:s/>de 2021.</text:p>
      <text:p text:style-name="P129"/>
      <text:p text:style-name="P130"/>
      <text:p text:style-name="P131"/>
      <text:p text:style-name="P132">IVAIR NUNES PEREIRA</text:p>
      <text:p text:style-name="P133">Presidente</text:p>
      <text:p text:style-name="P134"/>
      <text:p text:style-name="P135"/>
      <text:p text:style-name="P136">ALUÍSIO JOSÉ MAMPRIN BRUNELLO</text:p>
      <text:p text:style-name="P137">Diretor do Departamento Administrativo</text:p>
      <text:p text:style-name="P138"/>
      <text:p text:style-name="P139"/>
      <text:p text:style-name="P140">Redigida e lavrada consoante os elementos constantes do Processo de Compras nº<text:s/>208/2021</text:p>
      <text:p text:style-name="P141"/>
      <text:p text:style-name="P142"/>
      <text:p text:style-name="P143"/>
      <text:p text:style-name="P144"><text:span text:style-name="T145">.</text:span></text:p>
      <text:p text:style-name="P146"/>
      <text:p text:style-name="P147">Marcelo Tadashi Nisihara<text:s/></text:p>
      <text:p text:style-name="P148">Diretor da Divisão de Pessoal</text:p>
      <text:p text:style-name="P149"><text:span text:style-name="T150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237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3923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Rodapé">Portaria nº. 3.198/2021 <text:s text:c="116"/>Fls.<text:s/><text:page-number text:fixed="false">1</text:page-number><text:s/>de 4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38:00Z</meta:creation-date>
    <dc:date>2021-08-16T11:38:00Z</dc:date>
    <meta:print-date>2021-08-10T19:11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227" meta:character-count="7838" meta:row-count="55" meta:non-whitespace-character-count="6626"/>
  </office:meta>
</office:document-meta>
</file>